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1201in" fo:margin-bottom="0.120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1201in" fo:margin-bottom="0.1201in" style:contextual-spacing="false"/>
      <style:text-properties officeooo:rsid="0039d7c2" officeooo:paragraph-rsid="0039d7c2"/>
    </style:style>
    <style:style style:name="P23" style:family="paragraph" style:parent-style-name="Standard">
      <style:paragraph-properties fo:margin-top="0.1201in" fo:margin-bottom="0.1201in" style:contextual-spacing="false"/>
      <style:text-properties officeooo:rsid="003e2a77" officeooo:paragraph-rsid="003e2a77"/>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ent-style-name="Heading_20_1" style:master-page-name="First_20_Page">
      <style:paragraph-properties style:page-number="auto"/>
    </style:style>
    <style:style style:name="P28" style:family="paragraph" style:parent-style-name="Heading_20_3">
      <style:paragraph-properties fo:margin-top="0in" fo:margin-bottom="0.1181in" style:contextual-spacing="false"/>
    </style:style>
    <style:style style:name="P29"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30" style:family="paragraph" style:parent-style-name="Heading_20_3">
      <style:text-properties officeooo:rsid="00222c84" officeooo:paragraph-rsid="00222c84"/>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2">
      <style:text-properties officeooo:rsid="001e1db3" officeooo:paragraph-rsid="001e1db3"/>
    </style:style>
    <style:style style:name="P34" style:family="paragraph">
      <style:paragraph-properties style:writing-mode="lr-tb"/>
      <style:text-properties style:font-name="Liberation Sans" fo:font-size="1pt"/>
    </style:style>
    <style:style style:name="P3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officeooo:rsid="004152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8"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9">is specified elsewhere. In some cases, the protocols are still being developed, and the entry here is just reserving a range for a specific future use.</text:span></text:p>
      <text:h text:style-name="P29" text:outline-level="3"><text:bookmark-start text:name="__RefHeading__4897_53554088"/><text:soft-page-break/>Manufacture<text:span text:style-name="T24">r</text:span> Specific<text:bookmark-end text:name="__RefHeading__4897_53554088"/></text:h>
      <text:p text:style-name="P18"><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9">Only those DCC manufacture</text:span><text:span text:style-name="T18">r</text:span><text:span text:style-name="T9">s assigned a short (8-bit) DCC manufacturer ID have allocations in this region. <text:s/>For those manufacture</text:span><text:span text:style-name="T18">r</text:span><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span text:style-name="T18">r</text:span><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8"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8"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31">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31">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31">IPv6 is coming. <text:s/>It provides addresses that are too large to use directly. Even before that happens, the various issues of IPv4 to IPv6 mapping raise all sorts of questions about uniqueness of IPv4 addresses.</text:p>
        </text:list-item>
        <text:list-item>
          <text:p text:style-name="P31">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8"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18"><text:span text:style-name="T35">Though l</text:span>ocomotive control was initially beyond the scope of OpenLCB development, later work <text:span text:style-name="T35">has</text:span> define<text:span text:style-name="T35">d</text:span> OpenLCB methods for working with existing locomotive control systems. <text:s/>This section specifies ranges of Unique Identifiers that are reserved for the purpose of interfacing with <text:span text:style-name="T35">existing </text:span>locomotive control, <text:span text:style-name="T35">including how a given </text:span><text:span text:style-name="T37">Unique I</text:span><text:span text:style-name="T35">dentifier maps into the address space of the existing locomotive control system</text:span>. <text:s/><text:span text:style-name="T35">Additional</text:span> details of how <text:span text:style-name="T35">these Unique Identifiers</text:span> are to be used are specified elsewhere, but sufficient range has been reserved to allow providing <text:span text:style-name="T35">existing </text:span>locomotive control systems with Unique Identifiers.</text:p>
      <text:p text:style-name="P22">The expected use case is for a physical OpenLCB device to provide virtual <text:span text:style-name="T37">Node </text:span><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static (created automatically upon startup of the OpenLCB device) or dynamic (created on demand by mechanisms defined elsewhere).</text:p>
      <text:p text:style-name="P22">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expected to be globally unique among all OpenLCB networks, but are expected to be unique within the confines of a single OpenLCB network. <text:span text:style-name="T38">It is for this reason that </text:span><text:span text:style-name="T20">assignment</text:span><text:span text:style-name="T38"> of Unique Event Identifiers out of this range are not allowed. </text:span>Manufacturers are encouraged <text:span text:style-name="T36">to provide guidance, in the form of </text:span><text:span text:style-name="T37">user facing </text:span><text:span text:style-name="T36">documentation, to </text:span><text:span text:style-name="T39">e</text:span><text:span text:style-name="T36">nsure that th</text:span><text:span text:style-name="T38">ese</text:span><text:span text:style-name="T36"> criteria </text:span><text:span text:style-name="T38">are</text:span><text:span text:style-name="T36"> met.</text:span></text:p>
      <text:p text:style-name="P23">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encouraged to share their knowledge of the MTH DCS system and its supported addressing schemes so that this Unique Identifier space may become better defined in the future.</text:p>
      <text:h text:style-name="P28" text:outline-level="3"><text:bookmark-start text:name="__RefHeading___Toc3568_1635234148"/><text:soft-page-break/>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18">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32">Lease time can be extended through a renewal process.</text:p>
        </text:list-item>
        <text:list-item>
          <text:p text:style-name="P32">The server does not reassign a previously assigned <text:span text:style-name="T29">and currently expired </text:span>Unique Identifier until it has run through the entire pool allocated to it.</text:p>
        </text:list-item>
        <text:list-item>
          <text:p text:style-name="P32">The server allows the client to suggest a Unique Identifier that it would like f<text:span text:style-name="T24">r</text:span>om the server's pool.</text:p>
        </text:list-item>
        <text:list-item>
          <text:p text:style-name="P33">The server have persistent storage of current leases that it can can consult in case of a restart.</text:p>
        </text:list-item>
        <text:list-item>
          <text:p text:style-name="P32">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30"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4">r</text:span>s with a long (16-bit) DCC manufacture ID. <text:s/>Because all short (8-bit) DCC manufacturer IDs can all be represented as valid long (16-bit) DCC manufacture IDs by having the most significant of the long (16-bit) DCC manufacture ID set to 0x00, those manufacture<text:span text:style-name="T34">r</text:span>s with a short (8-bit) DCC manufacture ID have two 24-bit allocations assigned to them without having to explicitly request any <text:span text:style-name="T27">additional </text:span>allocation.</text:p>
      <text:h text:style-name="Heading_20_3" text:outline-level="3"><text:bookmark-start text:name="__RefHeading___Toc3572_1635234148"/><text:soft-page-break/>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9">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10">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10"><text:span text:style-name="T16">Because of the inherent difficulties in protecting an SQL or other Internet accessible databases from abuse, both </text:span><text:span text:style-name="T17">intentionally </text:span><text:span text:style-name="T16">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text:s/>Introduction<text:tab/>1</text:p>
          <text:p text:style-name="P24"><text:s/>2 <text:s/>Annotations to the Standard<text:tab/>1</text:p>
          <text:p text:style-name="P25"><text:s/>2.1 <text:s/>Introduction<text:tab/>1</text:p>
          <text:p text:style-name="P25"><text:s/>2.2 <text:s/>Intended Use<text:tab/>1</text:p>
          <text:p text:style-name="P25"><text:s/>2.3 <text:s/>References and Context<text:tab/>1</text:p>
          <text:p text:style-name="P25"><text:s/>2.4 <text:s/>Format<text:tab/>1</text:p>
          <text:p text:style-name="P25"><text:s/>2.5 <text:s/>Allocation<text:tab/>2</text:p>
          <text:p text:style-name="P26"><text:s/>2.5.1 <text:s/>Overview<text:tab/>2</text:p>
          <text:p text:style-name="P26"><text:s/>2.5.2 <text:s/>Reserved Leading Zero<text:tab/>2</text:p>
          <text:p text:style-name="P26"><text:s/>2.5.3 <text:s/>Well-Known Global Identifiers<text:tab/>2</text:p>
          <text:p text:style-name="P26"><text:s/>2.5.4 <text:s/>Manufacturer Specific<text:tab/>3</text:p>
          <text:p text:style-name="P26"><text:s/>2.5.5 <text:s/>Self-Assigning Groups<text:tab/>3</text:p>
          <text:p text:style-name="P26"><text:s/>2.5.6 <text:s/>Assigned by Software at Runtime<text:tab/>4</text:p>
          <text:p text:style-name="P26"><text:s/>2.5.7 <text:s/>Specifically Assigned by Request<text:tab/>5</text:p>
          <text:p text:style-name="P26"><text:s/>2.5.8 <text:s/>Locomotive Control Systems<text:tab/>5</text:p>
          <text:p text:style-name="P26"><text:s/>2.5.9 <text:s/>RFID and NFC<text:tab/>6</text:p>
          <text:p text:style-name="P26"><text:s/>2.5.10 <text:s/>Temporary Assigned by Software at Runtime<text:tab/>6</text:p>
          <text:p text:style-name="P26"><text:s/>2.5.11 <text:s/>Long (16-bit) NMRA DCC Manufacture Specific<text:tab/>6</text:p>
          <text:p text:style-name="P26"><text:s/>2.5.12 <text:s/>Reserved Unique Identifiers<text:tab/>7</text:p>
          <text:p text:style-name="P24"><text:s/>3 <text:s/>Implementation Information<text:tab/>7</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6"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9"><text:user-defined style:data-style-name="N0" text:name="OLCBstatus">Adopted</text:user-defined></text:p>
            </table:table-cell>
          </table:table-row>
        </table:table>
        <text:p text:style-name="Header"><draw:custom-shape text:anchor-type="char" draw:z-index="7" draw:name="PowerPlusWaterMarkObject" draw:style-name="Mgr2" draw:text-style-name="MP3" svg:width="6.4996in" svg:height="25.7587in" draw:transform="rotate (0.785398163397448) translate (-1in 2.637434383202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37</meta:editing-cycles>
    <meta:editing-duration>P1DT16H5M46S</meta:editing-duration>
    <meta:generator>LibreOffice/7.4.6.2$MacOSX_X86_64 LibreOffice_project/5b1f5509c2decdade7fda905e3e1429a67acd63d</meta:generator>
    <dc:date>2024-07-07T07:32:37.817730466</dc:date>
    <dc:subject> </dc:subject>
    <dc:creator>Bob Jacobsen</dc:creator>
    <meta:document-statistic meta:table-count="1" meta:image-count="1" meta:object-count="0" meta:page-count="8" meta:paragraph-count="104" meta:word-count="3366" meta:character-count="21360" meta:non-whitespace-character-count="17982"/>
    <meta:user-defined meta:name="OLCBdate">July 22, 2024</meta:user-defined>
    <meta:user-defined meta:name="OLCBstatus">Adopted</meta:user-defined>
    <meta:user-defined meta:name="OLCByear">2024</meta:user-defined>
  </office:meta>
</office:document-meta>
</file>